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a47b7" officeooo:paragraph-rsid="000a47b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2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a47b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a47b7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efce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officeooo:rsid="000efced" officeooo:paragraph-rsid="000efce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6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fo:language="en" fo:country="US" officeooo:rsid="000155ca" officeooo:paragraph-rsid="000155ca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fo:language="en" fo:country="US" officeooo:rsid="0009238e" officeooo:paragraph-rsid="000efced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238e" officeooo:paragraph-rsid="000efced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1pt" fo:language="en" fo:country="US" officeooo:rsid="000155ca" officeooo:paragraph-rsid="0005f17c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language="en" fo:country="US" officeooo:rsid="000155ca" officeooo:paragraph-rsid="000a47b7"/>
    </style:style>
    <style:style style:name="P11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language="en" fo:country="US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language="en" fo:country="US" fo:font-style="normal" fo:text-shadow="none" style:text-underline-style="none" fo:font-weight="normal" officeooo:rsid="000334a6" officeooo:paragraph-rsid="000efce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ff0000" officeooo:rsid="00087b45"/>
    </style:style>
    <style:style style:name="T3" style:family="text">
      <style:text-properties fo:color="#0000ff"/>
    </style:style>
    <style:style style:name="T4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officeooo:rsid="000334a6"/>
    </style:style>
    <style:style style:name="T6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fo:color="#999999" officeooo:rsid="0005f17c"/>
    </style:style>
    <style:style style:name="T8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officeooo:rsid="000334a6"/>
    </style:style>
    <style:style style:name="T10" style:family="text">
      <style:text-properties officeooo:rsid="000a4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0">M5-2-Sample solution to Assignment 4</text:span>.vbs</text:p>
      <text:p text:style-name="P6"/>
      <text:p text:style-name="P5"><text:span text:style-name="T5">Dim</text:span><text:span text:style-name="T9"> multiplier, numbers(</text:span><text:span text:style-name="T2">5</text:span><text:span text:style-name="T9">)</text:span></text:p>
      <text:p text:style-name="P5"/>
      <text:p text:style-name="P12">Do</text:p>
      <text:p text:style-name="P5"><text:span text:style-name="T9"><text:s text:c="2"/>multiplier = InputBox(</text:span><text:span text:style-name="T7">"Please enter the multiplier:"</text:span><text:span text:style-name="T9">)</text:span></text:p>
      <text:p text:style-name="P5"><text:span text:style-name="T5">Loop</text:span><text:span text:style-name="T9"> </text:span><text:span text:style-name="T5">Until</text:span><text:span text:style-name="T9"> IsNumeric(multiplier)</text:span></text:p>
      <text:p text:style-name="P5"/>
      <text:p text:style-name="P5"><text:span text:style-name="T9">multiplier = </text:span><text:span text:style-name="T5">C</text:span><text:span text:style-name="T3">I</text:span><text:span text:style-name="T5">nt</text:span><text:span text:style-name="T9">(multiplier)</text:span></text:p>
      <text:p text:style-name="P5"/>
      <text:p text:style-name="P5"><text:span text:style-name="T5">For</text:span><text:span text:style-name="T9"> idx = </text:span><text:span text:style-name="T2">0</text:span><text:span text:style-name="T9"> </text:span><text:span text:style-name="T5">To</text:span><text:span text:style-name="T9"> </text:span><text:span text:style-name="T2">4</text:span></text:p>
      <text:p text:style-name="P5"><text:span text:style-name="T9"><text:s text:c="2"/>numbers(idx) = (idx + </text:span><text:span text:style-name="T2">1</text:span><text:span text:style-name="T9">) * multiplier</text:span></text:p>
      <text:p text:style-name="P12">Next</text:p>
      <text:p text:style-name="P5"/>
      <text:p text:style-name="P5"><text:span text:style-name="T9">MsgBox </text:span><text:span text:style-name="T7">"The first value is:"</text:span><text:span text:style-name="T9"> &amp; numbers(</text:span><text:span text:style-name="T2">0</text:span><text:span text:style-name="T9">)</text:span></text:p>
      <text:p text:style-name="P5"><text:span text:style-name="T9">MsgBox </text:span><text:span text:style-name="T7">"The last value is:"</text:span><text:span text:style-name="T9"> &amp; numbers(</text:span><text:span text:style-name="T2">4</text:span><text:span text:style-name="T9">)</text:span></text:p>
      <text:p text:style-name="P11"/>
      <text:p text:style-name="P9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7-30T17:29:03.043000000</dc:date>
    <meta:editing-duration>PT5M43S</meta:editing-duration>
    <meta:editing-cycles>15</meta:editing-cycles>
    <meta:generator>LibreOffice/4.1.3.2$Windows_x86 LibreOffice_project/70feb7d99726f064edab4605a8ab840c50ec57a</meta:generator>
    <meta:print-date>2015-06-04T13:42:08.203000000</meta:print-date>
    <meta:document-statistic meta:table-count="0" meta:image-count="0" meta:object-count="0" meta:page-count="1" meta:paragraph-count="12" meta:word-count="50" meta:character-count="466" meta:non-whitespace-character-count="424"/>
  </office:meta>
</office:document-meta>
</file>